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73.3453"/>
          <table:table-cell office:value-type="float" office:value="70.149"/>
          <table:table-cell office:value-type="float" office:value="67.91"/>
          <table:table-cell office:value-type="float" office:value="0.0"/>
          <table:table-cell office:value-type="float" office:value="0.0"/>
          <table:table-cell office:value-type="float" office:value="444.0"/>
          <table:table-cell office:value-type="float" office:value="153997.0"/>
          <table:table-cell office:value-type="float" office:value="1639568.0"/>
          <table:table-cell office:value-type="float" office:value="334678.0"/>
          <table:table-cell office:value-type="float" office:value="1318848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83.8185"/>
          <table:table-cell office:value-type="float" office:value="80.753"/>
          <table:table-cell office:value-type="float" office:value="78.33"/>
          <table:table-cell office:value-type="float" office:value="1.0"/>
          <table:table-cell office:value-type="float" office:value="0.0"/>
          <table:table-cell office:value-type="float" office:value="313.0"/>
          <table:table-cell office:value-type="float" office:value="113108.0"/>
          <table:table-cell office:value-type="float" office:value="2873037.0"/>
          <table:table-cell office:value-type="float" office:value="334678.0"/>
          <table:table-cell office:value-type="float" office:value="1318848.0"/>
          <table:table-cell office:value-type="float" office:value="250196.0"/>
          <table:table-cell office:value-type="float" office:value="0.0"/>
          <table:table-cell office:value-type="float" office:value="0.0"/>
          <table:table-cell office:value-type="float" office:value="8.44467"/>
          <table:table-cell office:value-type="float" office:value="2.759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4558.0"/>
          <table:table-cell office:value-type="float" office:value="336006.0"/>
          <table:table-cell office:value-type="float" office:value="1324094.0"/>
          <table:table-cell office:value-type="float" office:value="252072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3.899"/>
          <table:table-cell office:value-type="float" office:value="130.738"/>
          <table:table-cell office:value-type="float" office:value="128.46"/>
          <table:table-cell office:value-type="float" office:value="0.0"/>
          <table:table-cell office:value-type="float" office:value="0.0"/>
          <table:table-cell office:value-type="float" office:value="679.0"/>
          <table:table-cell office:value-type="float" office:value="274467.0"/>
          <table:table-cell office:value-type="float" office:value="2831738.0"/>
          <table:table-cell office:value-type="float" office:value="334678.0"/>
          <table:table-cell office:value-type="float" office:value="1318849.0"/>
          <table:table-cell office:value-type="float" office:value="250196.0"/>
          <table:table-cell office:value-type="float" office:value="0.0"/>
          <table:table-cell office:value-type="float" office:value="0.0"/>
          <table:table-cell office:value-type="float" office:value="52.6716"/>
          <table:table-cell office:value-type="float" office:value="49.599"/>
          <table:table-cell office:value-type="float" office:value="47.29"/>
          <table:table-cell office:value-type="float" office:value="1.0"/>
          <table:table-cell office:value-type="float" office:value="0.0"/>
          <table:table-cell office:value-type="float" office:value="219.0"/>
          <table:table-cell office:value-type="float" office:value="73915.0"/>
          <table:table-cell office:value-type="float" office:value="1775609.0"/>
          <table:table-cell office:value-type="float" office:value="334678.0"/>
          <table:table-cell office:value-type="float" office:value="1318849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8.37677"/>
          <table:table-cell office:value-type="float" office:value="2.66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2770.0"/>
          <table:table-cell office:value-type="float" office:value="336006.0"/>
          <table:table-cell office:value-type="float" office:value="1324095.0"/>
          <table:table-cell office:value-type="float" office:value="252076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36.817"/>
          <table:table-cell office:value-type="float" office:value="133.76"/>
          <table:table-cell office:value-type="float" office:value="131.48"/>
          <table:table-cell office:value-type="float" office:value="0.0"/>
          <table:table-cell office:value-type="float" office:value="0.0"/>
          <table:table-cell office:value-type="float" office:value="746.0"/>
          <table:table-cell office:value-type="float" office:value="314197.0"/>
          <table:table-cell office:value-type="float" office:value="2532631.0"/>
          <table:table-cell office:value-type="float" office:value="334678.0"/>
          <table:table-cell office:value-type="float" office:value="1318848.0"/>
          <table:table-cell office:value-type="float" office:value="250204.0"/>
          <table:table-cell office:value-type="float" office:value="0.0"/>
          <table:table-cell office:value-type="float" office:value="0.0"/>
          <table:table-cell office:value-type="float" office:value="106.263"/>
          <table:table-cell office:value-type="float" office:value="103.154"/>
          <table:table-cell office:value-type="float" office:value="100.89"/>
          <table:table-cell office:value-type="float" office:value="1.0"/>
          <table:table-cell office:value-type="float" office:value="0.0"/>
          <table:table-cell office:value-type="float" office:value="456.0"/>
          <table:table-cell office:value-type="float" office:value="163159.0"/>
          <table:table-cell office:value-type="float" office:value="3447060.0"/>
          <table:table-cell office:value-type="float" office:value="334678.0"/>
          <table:table-cell office:value-type="float" office:value="1318848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9.95614"/>
          <table:table-cell office:value-type="float" office:value="4.308"/>
          <table:table-cell office:value-type="float" office:value="1.71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632.0"/>
          <table:table-cell office:value-type="float" office:value="56547.0"/>
          <table:table-cell office:value-type="float" office:value="336006.0"/>
          <table:table-cell office:value-type="float" office:value="1324094.0"/>
          <table:table-cell office:value-type="float" office:value="252076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1.9831"/>
          <table:table-cell office:value-type="float" office:value="48.837"/>
          <table:table-cell office:value-type="float" office:value="46.47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7045.0"/>
          <table:table-cell office:value-type="float" office:value="1103312.0"/>
          <table:table-cell office:value-type="float" office:value="334678.0"/>
          <table:table-cell office:value-type="float" office:value="1318848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286.005"/>
          <table:table-cell office:value-type="float" office:value="283.013"/>
          <table:table-cell office:value-type="float" office:value="280.67"/>
          <table:table-cell office:value-type="float" office:value="0.0"/>
          <table:table-cell office:value-type="float" office:value="0.0"/>
          <table:table-cell office:value-type="float" office:value="1222.0"/>
          <table:table-cell office:value-type="float" office:value="518540.0"/>
          <table:table-cell office:value-type="float" office:value="4777659.0"/>
          <table:table-cell office:value-type="float" office:value="334678.0"/>
          <table:table-cell office:value-type="float" office:value="1318848.0"/>
          <table:table-cell office:value-type="float" office:value="251392.0"/>
          <table:table-cell office:value-type="float" office:value="0.0"/>
          <table:table-cell office:value-type="float" office:value="0.0"/>
          <table:table-cell office:value-type="float" office:value="8.54099"/>
          <table:table-cell office:value-type="float" office:value="2.698"/>
          <table:table-cell office:value-type="float" office:value="0.7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001.0"/>
          <table:table-cell office:value-type="float" office:value="32586.0"/>
          <table:table-cell office:value-type="float" office:value="336006.0"/>
          <table:table-cell office:value-type="float" office:value="1324094.0"/>
          <table:table-cell office:value-type="float" office:value="252076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751.566"/>
          <table:table-cell office:value-type="float" office:value="748.48"/>
          <table:table-cell office:value-type="float" office:value="746.15"/>
          <table:table-cell office:value-type="float" office:value="0.0"/>
          <table:table-cell office:value-type="float" office:value="0.0"/>
          <table:table-cell office:value-type="float" office:value="3322.0"/>
          <table:table-cell office:value-type="float" office:value="1540622.0"/>
          <table:table-cell office:value-type="float" office:value="10962293.0"/>
          <table:table-cell office:value-type="float" office:value="334678.0"/>
          <table:table-cell office:value-type="float" office:value="1318849.0"/>
          <table:table-cell office:value-type="float" office:value="300676.0"/>
          <table:table-cell office:value-type="float" office:value="0.0"/>
          <table:table-cell office:value-type="float" office:value="0.0"/>
          <table:table-cell office:value-type="float" office:value="154.163"/>
          <table:table-cell office:value-type="float" office:value="151.133"/>
          <table:table-cell office:value-type="float" office:value="148.84"/>
          <table:table-cell office:value-type="float" office:value="1.0"/>
          <table:table-cell office:value-type="float" office:value="0.0"/>
          <table:table-cell office:value-type="float" office:value="573.0"/>
          <table:table-cell office:value-type="float" office:value="238227.0"/>
          <table:table-cell office:value-type="float" office:value="4807385.0"/>
          <table:table-cell office:value-type="float" office:value="334678.0"/>
          <table:table-cell office:value-type="float" office:value="1318849.0"/>
          <table:table-cell office:value-type="float" office:value="250200.0"/>
          <table:table-cell office:value-type="float" office:value="0.0"/>
          <table:table-cell office:value-type="float" office:value="0.0"/>
          <table:table-cell office:value-type="float" office:value="13.6374"/>
          <table:table-cell office:value-type="float" office:value="8.011"/>
          <table:table-cell office:value-type="float" office:value="5.2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157.0"/>
          <table:table-cell office:value-type="float" office:value="95187.0"/>
          <table:table-cell office:value-type="float" office:value="336006.0"/>
          <table:table-cell office:value-type="float" office:value="1324095.0"/>
          <table:table-cell office:value-type="float" office:value="252076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82.8997"/>
          <table:table-cell office:value-type="float" office:value="79.881"/>
          <table:table-cell office:value-type="float" office:value="77.24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7112.0"/>
          <table:table-cell office:value-type="float" office:value="1589854.0"/>
          <table:table-cell office:value-type="float" office:value="387760.0"/>
          <table:table-cell office:value-type="float" office:value="1526818.0"/>
          <table:table-cell office:value-type="float" office:value="275596.0"/>
          <table:table-cell office:value-type="float" office:value="0.0"/>
          <table:table-cell office:value-type="float" office:value="0.0"/>
          <table:table-cell office:value-type="float" office:value="27.7542"/>
          <table:table-cell office:value-type="float" office:value="24.784"/>
          <table:table-cell office:value-type="float" office:value="22.1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61443.0"/>
          <table:table-cell office:value-type="float" office:value="422787.0"/>
          <table:table-cell office:value-type="float" office:value="387760.0"/>
          <table:table-cell office:value-type="float" office:value="1526818.0"/>
          <table:table-cell office:value-type="float" office:value="275596.0"/>
          <table:table-cell office:value-type="float" office:value="0.0"/>
          <table:table-cell office:value-type="float" office:value="0.0"/>
          <table:table-cell office:value-type="float" office:value="8.78314"/>
          <table:table-cell office:value-type="float" office:value="2.941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402.0"/>
          <table:table-cell office:value-type="float" office:value="389088.0"/>
          <table:table-cell office:value-type="float" office:value="1532064.0"/>
          <table:table-cell office:value-type="float" office:value="277352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7.4283"/>
          <table:table-cell office:value-type="float" office:value="84.429"/>
          <table:table-cell office:value-type="float" office:value="81.8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169997.0"/>
          <table:table-cell office:value-type="float" office:value="1904291.0"/>
          <table:table-cell office:value-type="float" office:value="387760.0"/>
          <table:table-cell office:value-type="float" office:value="1526818.0"/>
          <table:table-cell office:value-type="float" office:value="275592.0"/>
          <table:table-cell office:value-type="float" office:value="0.0"/>
          <table:table-cell office:value-type="float" office:value="0.0"/>
          <table:table-cell office:value-type="float" office:value="120.226"/>
          <table:table-cell office:value-type="float" office:value="117.219"/>
          <table:table-cell office:value-type="float" office:value="114.68"/>
          <table:table-cell office:value-type="float" office:value="1.0"/>
          <table:table-cell office:value-type="float" office:value="0.0"/>
          <table:table-cell office:value-type="float" office:value="544.0"/>
          <table:table-cell office:value-type="float" office:value="218254.0"/>
          <table:table-cell office:value-type="float" office:value="3875688.0"/>
          <table:table-cell office:value-type="float" office:value="387760.0"/>
          <table:table-cell office:value-type="float" office:value="1526818.0"/>
          <table:table-cell office:value-type="float" office:value="275588.0"/>
          <table:table-cell office:value-type="float" office:value="0.0"/>
          <table:table-cell office:value-type="float" office:value="0.0"/>
          <table:table-cell office:value-type="float" office:value="8.99526"/>
          <table:table-cell office:value-type="float" office:value="3.124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9.0"/>
          <table:table-cell office:value-type="float" office:value="9069.0"/>
          <table:table-cell office:value-type="float" office:value="389088.0"/>
          <table:table-cell office:value-type="float" office:value="1532064.0"/>
          <table:table-cell office:value-type="float" office:value="277356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48.635"/>
          <table:table-cell office:value-type="float" office:value="145.556"/>
          <table:table-cell office:value-type="float" office:value="142.91"/>
          <table:table-cell office:value-type="float" office:value="0.0"/>
          <table:table-cell office:value-type="float" office:value="0.0"/>
          <table:table-cell office:value-type="float" office:value="511.0"/>
          <table:table-cell office:value-type="float" office:value="232181.0"/>
          <table:table-cell office:value-type="float" office:value="1814580.0"/>
          <table:table-cell office:value-type="float" office:value="387760.0"/>
          <table:table-cell office:value-type="float" office:value="1526819.0"/>
          <table:table-cell office:value-type="float" office:value="276260.0"/>
          <table:table-cell office:value-type="float" office:value="0.0"/>
          <table:table-cell office:value-type="float" office:value="0.0"/>
          <table:table-cell office:value-type="float" office:value="75.4548"/>
          <table:table-cell office:value-type="float" office:value="72.528"/>
          <table:table-cell office:value-type="float" office:value="69.72"/>
          <table:table-cell office:value-type="float" office:value="1.0"/>
          <table:table-cell office:value-type="float" office:value="0.0"/>
          <table:table-cell office:value-type="float" office:value="378.0"/>
          <table:table-cell office:value-type="float" office:value="123884.0"/>
          <table:table-cell office:value-type="float" office:value="2891653.0"/>
          <table:table-cell office:value-type="float" office:value="387760.0"/>
          <table:table-cell office:value-type="float" office:value="1526819.0"/>
          <table:table-cell office:value-type="float" office:value="275588.0"/>
          <table:table-cell office:value-type="float" office:value="0.0"/>
          <table:table-cell office:value-type="float" office:value="0.0"/>
          <table:table-cell office:value-type="float" office:value="12.0365"/>
          <table:table-cell office:value-type="float" office:value="5.918"/>
          <table:table-cell office:value-type="float" office:value="3.12"/>
          <table:table-cell office:value-type="float" office:value="1.0"/>
          <table:table-cell office:value-type="float" office:value="0.0"/>
          <table:table-cell office:value-type="float" office:value="41.0"/>
          <table:table-cell office:value-type="float" office:value="8837.0"/>
          <table:table-cell office:value-type="float" office:value="87503.0"/>
          <table:table-cell office:value-type="float" office:value="389088.0"/>
          <table:table-cell office:value-type="float" office:value="1532065.0"/>
          <table:table-cell office:value-type="float" office:value="277360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91.686"/>
          <table:table-cell office:value-type="float" office:value="588.593"/>
          <table:table-cell office:value-type="float" office:value="585.95"/>
          <table:table-cell office:value-type="float" office:value="0.0"/>
          <table:table-cell office:value-type="float" office:value="0.0"/>
          <table:table-cell office:value-type="float" office:value="2428.0"/>
          <table:table-cell office:value-type="float" office:value="1181399.0"/>
          <table:table-cell office:value-type="float" office:value="8538056.0"/>
          <table:table-cell office:value-type="float" office:value="387760.0"/>
          <table:table-cell office:value-type="float" office:value="1526820.0"/>
          <table:table-cell office:value-type="float" office:value="312468.0"/>
          <table:table-cell office:value-type="float" office:value="0.0"/>
          <table:table-cell office:value-type="float" office:value="0.0"/>
          <table:table-cell office:value-type="float" office:value="98.24"/>
          <table:table-cell office:value-type="float" office:value="95.265"/>
          <table:table-cell office:value-type="float" office:value="92.65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99723.0"/>
          <table:table-cell office:value-type="float" office:value="2428394.0"/>
          <table:table-cell office:value-type="float" office:value="387760.0"/>
          <table:table-cell office:value-type="float" office:value="1526820.0"/>
          <table:table-cell office:value-type="float" office:value="275588.0"/>
          <table:table-cell office:value-type="float" office:value="0.0"/>
          <table:table-cell office:value-type="float" office:value="0.0"/>
          <table:table-cell office:value-type="float" office:value="10.4121"/>
          <table:table-cell office:value-type="float" office:value="4.562"/>
          <table:table-cell office:value-type="float" office:value="1.62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462.0"/>
          <table:table-cell office:value-type="float" office:value="53941.0"/>
          <table:table-cell office:value-type="float" office:value="389088.0"/>
          <table:table-cell office:value-type="float" office:value="1532066.0"/>
          <table:table-cell office:value-type="float" office:value="277356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29.297"/>
          <table:table-cell office:value-type="float" office:value="126.179"/>
          <table:table-cell office:value-type="float" office:value="123.46"/>
          <table:table-cell office:value-type="float" office:value="0.0"/>
          <table:table-cell office:value-type="float" office:value="0.0"/>
          <table:table-cell office:value-type="float" office:value="683.0"/>
          <table:table-cell office:value-type="float" office:value="262184.0"/>
          <table:table-cell office:value-type="float" office:value="1809052.0"/>
          <table:table-cell office:value-type="float" office:value="387760.0"/>
          <table:table-cell office:value-type="float" office:value="1526820.0"/>
          <table:table-cell office:value-type="float" office:value="275588.0"/>
          <table:table-cell office:value-type="float" office:value="0.0"/>
          <table:table-cell office:value-type="float" office:value="0.0"/>
          <table:table-cell office:value-type="float" office:value="51.9811"/>
          <table:table-cell office:value-type="float" office:value="48.887"/>
          <table:table-cell office:value-type="float" office:value="46.24"/>
          <table:table-cell office:value-type="float" office:value="0.0"/>
          <table:table-cell office:value-type="float" office:value="0.0"/>
          <table:table-cell office:value-type="float" office:value="357.0"/>
          <table:table-cell office:value-type="float" office:value="113004.0"/>
          <table:table-cell office:value-type="float" office:value="831816.0"/>
          <table:table-cell office:value-type="float" office:value="387760.0"/>
          <table:table-cell office:value-type="float" office:value="1526820.0"/>
          <table:table-cell office:value-type="float" office:value="275588.0"/>
          <table:table-cell office:value-type="float" office:value="0.0"/>
          <table:table-cell office:value-type="float" office:value="0.0"/>
          <table:table-cell office:value-type="float" office:value="10.0401"/>
          <table:table-cell office:value-type="float" office:value="4.232"/>
          <table:table-cell office:value-type="float" office:value="1.3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06.0"/>
          <table:table-cell office:value-type="float" office:value="44237.0"/>
          <table:table-cell office:value-type="float" office:value="389088.0"/>
          <table:table-cell office:value-type="float" office:value="1532066.0"/>
          <table:table-cell office:value-type="float" office:value="277352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9.8843"/>
          <table:table-cell office:value-type="float" office:value="27.372"/>
          <table:table-cell office:value-type="float" office:value="26.58"/>
          <table:table-cell office:value-type="float" office:value="0.0"/>
          <table:table-cell office:value-type="float" office:value="0.0"/>
          <table:table-cell office:value-type="float" office:value="255.0"/>
          <table:table-cell office:value-type="float" office:value="97334.0"/>
          <table:table-cell office:value-type="float" office:value="721197.0"/>
          <table:table-cell office:value-type="float" office:value="109090.0"/>
          <table:table-cell office:value-type="float" office:value="423755.0"/>
          <table:table-cell office:value-type="float" office:value="138032.0"/>
          <table:table-cell office:value-type="float" office:value="0.0"/>
          <table:table-cell office:value-type="float" office:value="0.0"/>
          <table:table-cell office:value-type="float" office:value="248.069"/>
          <table:table-cell office:value-type="float" office:value="245.613"/>
          <table:table-cell office:value-type="float" office:value="244.84"/>
          <table:table-cell office:value-type="float" office:value="0.0"/>
          <table:table-cell office:value-type="float" office:value="0.0"/>
          <table:table-cell office:value-type="float" office:value="2042.0"/>
          <table:table-cell office:value-type="float" office:value="840154.0"/>
          <table:table-cell office:value-type="float" office:value="3586127.0"/>
          <table:table-cell office:value-type="float" office:value="109090.0"/>
          <table:table-cell office:value-type="float" office:value="423755.0"/>
          <table:table-cell office:value-type="float" office:value="155748.0"/>
          <table:table-cell office:value-type="float" office:value="0.0"/>
          <table:table-cell office:value-type="float" office:value="0.0"/>
          <table:table-cell office:value-type="float" office:value="4.43195"/>
          <table:table-cell office:value-type="float" office:value="1.161"/>
          <table:table-cell office:value-type="float" office:value="0.4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655.0"/>
          <table:table-cell office:value-type="float" office:value="24210.0"/>
          <table:table-cell office:value-type="float" office:value="109728.0"/>
          <table:table-cell office:value-type="float" office:value="426287.0"/>
          <table:table-cell office:value-type="float" office:value="138916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2.9934"/>
          <table:table-cell office:value-type="float" office:value="50.459"/>
          <table:table-cell office:value-type="float" office:value="49.63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159357.0"/>
          <table:table-cell office:value-type="float" office:value="1191618.0"/>
          <table:table-cell office:value-type="float" office:value="109090.0"/>
          <table:table-cell office:value-type="float" office:value="423755.0"/>
          <table:table-cell office:value-type="float" office:value="145452.0"/>
          <table:table-cell office:value-type="float" office:value="0.0"/>
          <table:table-cell office:value-type="float" office:value="0.0"/>
          <table:table-cell office:value-type="float" office:value="6.70161"/>
          <table:table-cell office:value-type="float" office:value="4.301"/>
          <table:table-cell office:value-type="float" office:value="3.57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4887.0"/>
          <table:table-cell office:value-type="float" office:value="212647.0"/>
          <table:table-cell office:value-type="float" office:value="109090.0"/>
          <table:table-cell office:value-type="float" office:value="423755.0"/>
          <table:table-cell office:value-type="float" office:value="138032.0"/>
          <table:table-cell office:value-type="float" office:value="0.0"/>
          <table:table-cell office:value-type="float" office:value="0.0"/>
          <table:table-cell office:value-type="float" office:value="4.6796"/>
          <table:table-cell office:value-type="float" office:value="0.97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1.0"/>
          <table:table-cell office:value-type="float" office:value="4020.0"/>
          <table:table-cell office:value-type="float" office:value="109728.0"/>
          <table:table-cell office:value-type="float" office:value="426287.0"/>
          <table:table-cell office:value-type="float" office:value="138916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47.3444"/>
          <table:table-cell office:value-type="float" office:value="44.941"/>
          <table:table-cell office:value-type="float" office:value="44.07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9405.0"/>
          <table:table-cell office:value-type="float" office:value="999524.0"/>
          <table:table-cell office:value-type="float" office:value="109090.0"/>
          <table:table-cell office:value-type="float" office:value="423755.0"/>
          <table:table-cell office:value-type="float" office:value="149136.0"/>
          <table:table-cell office:value-type="float" office:value="0.0"/>
          <table:table-cell office:value-type="float" office:value="0.0"/>
          <table:table-cell office:value-type="float" office:value="11.4731"/>
          <table:table-cell office:value-type="float" office:value="9.093"/>
          <table:table-cell office:value-type="float" office:value="8.33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747.0"/>
          <table:table-cell office:value-type="float" office:value="376796.0"/>
          <table:table-cell office:value-type="float" office:value="109090.0"/>
          <table:table-cell office:value-type="float" office:value="423755.0"/>
          <table:table-cell office:value-type="float" office:value="138028.0"/>
          <table:table-cell office:value-type="float" office:value="0.0"/>
          <table:table-cell office:value-type="float" office:value="0.0"/>
          <table:table-cell office:value-type="float" office:value="4.44452"/>
          <table:table-cell office:value-type="float" office:value="1.20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6.0"/>
          <table:table-cell office:value-type="float" office:value="109728.0"/>
          <table:table-cell office:value-type="float" office:value="426287.0"/>
          <table:table-cell office:value-type="float" office:value="137884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51.2665"/>
          <table:table-cell office:value-type="float" office:value="48.837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463.0"/>
          <table:table-cell office:value-type="float" office:value="167589.0"/>
          <table:table-cell office:value-type="float" office:value="940449.0"/>
          <table:table-cell office:value-type="float" office:value="109090.0"/>
          <table:table-cell office:value-type="float" office:value="423755.0"/>
          <table:table-cell office:value-type="float" office:value="141072.0"/>
          <table:table-cell office:value-type="float" office:value="0.0"/>
          <table:table-cell office:value-type="float" office:value="0.0"/>
          <table:table-cell office:value-type="float" office:value="13.9565"/>
          <table:table-cell office:value-type="float" office:value="11.624"/>
          <table:table-cell office:value-type="float" office:value="10.77"/>
          <table:table-cell office:value-type="float" office:value="1.0"/>
          <table:table-cell office:value-type="float" office:value="0.0"/>
          <table:table-cell office:value-type="float" office:value="143.0"/>
          <table:table-cell office:value-type="float" office:value="43347.0"/>
          <table:table-cell office:value-type="float" office:value="467161.0"/>
          <table:table-cell office:value-type="float" office:value="109090.0"/>
          <table:table-cell office:value-type="float" office:value="423755.0"/>
          <table:table-cell office:value-type="float" office:value="138024.0"/>
          <table:table-cell office:value-type="float" office:value="0.0"/>
          <table:table-cell office:value-type="float" office:value="0.0"/>
          <table:table-cell office:value-type="float" office:value="4.43363"/>
          <table:table-cell office:value-type="float" office:value="0.87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5.0"/>
          <table:table-cell office:value-type="float" office:value="109728.0"/>
          <table:table-cell office:value-type="float" office:value="426287.0"/>
          <table:table-cell office:value-type="float" office:value="137972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4.8827"/>
          <table:table-cell office:value-type="float" office:value="12.458"/>
          <table:table-cell office:value-type="float" office:value="11.64"/>
          <table:table-cell office:value-type="float" office:value="0.0"/>
          <table:table-cell office:value-type="float" office:value="0.0"/>
          <table:table-cell office:value-type="float" office:value="155.0"/>
          <table:table-cell office:value-type="float" office:value="47901.0"/>
          <table:table-cell office:value-type="float" office:value="465417.0"/>
          <table:table-cell office:value-type="float" office:value="109090.0"/>
          <table:table-cell office:value-type="float" office:value="423755.0"/>
          <table:table-cell office:value-type="float" office:value="138028.0"/>
          <table:table-cell office:value-type="float" office:value="0.0"/>
          <table:table-cell office:value-type="float" office:value="0.0"/>
          <table:table-cell office:value-type="float" office:value="31.304"/>
          <table:table-cell office:value-type="float" office:value="28.893"/>
          <table:table-cell office:value-type="float" office:value="28.11"/>
          <table:table-cell office:value-type="float" office:value="1.0"/>
          <table:table-cell office:value-type="float" office:value="0.0"/>
          <table:table-cell office:value-type="float" office:value="332.0"/>
          <table:table-cell office:value-type="float" office:value="120581.0"/>
          <table:table-cell office:value-type="float" office:value="877490.0"/>
          <table:table-cell office:value-type="float" office:value="109090.0"/>
          <table:table-cell office:value-type="float" office:value="423755.0"/>
          <table:table-cell office:value-type="float" office:value="138812.0"/>
          <table:table-cell office:value-type="float" office:value="0.0"/>
          <table:table-cell office:value-type="float" office:value="0.0"/>
          <table:table-cell office:value-type="float" office:value="4.46323"/>
          <table:table-cell office:value-type="float" office:value="0.8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413.0"/>
          <table:table-cell office:value-type="float" office:value="109728.0"/>
          <table:table-cell office:value-type="float" office:value="426287.0"/>
          <table:table-cell office:value-type="float" office:value="138916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91.405"/>
          <table:table-cell office:value-type="float" office:value="188.421"/>
          <table:table-cell office:value-type="float" office:value="186.34"/>
          <table:table-cell office:value-type="float" office:value="0.0"/>
          <table:table-cell office:value-type="float" office:value="0.0"/>
          <table:table-cell office:value-type="float" office:value="1021.0"/>
          <table:table-cell office:value-type="float" office:value="424104.0"/>
          <table:table-cell office:value-type="float" office:value="3116225.0"/>
          <table:table-cell office:value-type="float" office:value="306340.0"/>
          <table:table-cell office:value-type="float" office:value="1207501.0"/>
          <table:table-cell office:value-type="float" office:value="242376.0"/>
          <table:table-cell office:value-type="float" office:value="0.0"/>
          <table:table-cell office:value-type="float" office:value="0.0"/>
          <table:table-cell office:value-type="float" office:value="39.5883"/>
          <table:table-cell office:value-type="float" office:value="37.05"/>
          <table:table-cell office:value-type="float" office:value="35.1"/>
          <table:table-cell office:value-type="float" office:value="0.0"/>
          <table:table-cell office:value-type="float" office:value="0.0"/>
          <table:table-cell office:value-type="float" office:value="299.0"/>
          <table:table-cell office:value-type="float" office:value="111045.0"/>
          <table:table-cell office:value-type="float" office:value="540781.0"/>
          <table:table-cell office:value-type="float" office:value="306340.0"/>
          <table:table-cell office:value-type="float" office:value="1207501.0"/>
          <table:table-cell office:value-type="float" office:value="232860.0"/>
          <table:table-cell office:value-type="float" office:value="0.0"/>
          <table:table-cell office:value-type="float" office:value="0.0"/>
          <table:table-cell office:value-type="float" office:value="15.0071"/>
          <table:table-cell office:value-type="float" office:value="9.291"/>
          <table:table-cell office:value-type="float" office:value="7.24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21219.0"/>
          <table:table-cell office:value-type="float" office:value="324702.0"/>
          <table:table-cell office:value-type="float" office:value="307668.0"/>
          <table:table-cell office:value-type="float" office:value="1212747.0"/>
          <table:table-cell office:value-type="float" office:value="237292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8.5487"/>
          <table:table-cell office:value-type="float" office:value="55.543"/>
          <table:table-cell office:value-type="float" office:value="53.45"/>
          <table:table-cell office:value-type="float" office:value="0.0"/>
          <table:table-cell office:value-type="float" office:value="0.0"/>
          <table:table-cell office:value-type="float" office:value="369.0"/>
          <table:table-cell office:value-type="float" office:value="133203.0"/>
          <table:table-cell office:value-type="float" office:value="1414785.0"/>
          <table:table-cell office:value-type="float" office:value="306340.0"/>
          <table:table-cell office:value-type="float" office:value="1207500.0"/>
          <table:table-cell office:value-type="float" office:value="236116.0"/>
          <table:table-cell office:value-type="float" office:value="0.0"/>
          <table:table-cell office:value-type="float" office:value="0.0"/>
          <table:table-cell office:value-type="float" office:value="40.9149"/>
          <table:table-cell office:value-type="float" office:value="38.42"/>
          <table:table-cell office:value-type="float" office:value="36.43"/>
          <table:table-cell office:value-type="float" office:value="0.0"/>
          <table:table-cell office:value-type="float" office:value="0.0"/>
          <table:table-cell office:value-type="float" office:value="318.0"/>
          <table:table-cell office:value-type="float" office:value="116125.0"/>
          <table:table-cell office:value-type="float" office:value="623531.0"/>
          <table:table-cell office:value-type="float" office:value="306340.0"/>
          <table:table-cell office:value-type="float" office:value="1207500.0"/>
          <table:table-cell office:value-type="float" office:value="232644.0"/>
          <table:table-cell office:value-type="float" office:value="0.0"/>
          <table:table-cell office:value-type="float" office:value="0.0"/>
          <table:table-cell office:value-type="float" office:value="8.04637"/>
          <table:table-cell office:value-type="float" office:value="2.474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0.0"/>
          <table:table-cell office:value-type="float" office:value="6136.0"/>
          <table:table-cell office:value-type="float" office:value="307668.0"/>
          <table:table-cell office:value-type="float" office:value="1212746.0"/>
          <table:table-cell office:value-type="float" office:value="233640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88.057"/>
          <table:table-cell office:value-type="float" office:value="183.773"/>
          <table:table-cell office:value-type="float" office:value="180.08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211053.0"/>
          <table:table-cell office:value-type="float" office:value="1923809.0"/>
          <table:table-cell office:value-type="float" office:value="306340.0"/>
          <table:table-cell office:value-type="float" office:value="1207500.0"/>
          <table:table-cell office:value-type="float" office:value="233144.0"/>
          <table:table-cell office:value-type="float" office:value="0.0"/>
          <table:table-cell office:value-type="float" office:value="0.0"/>
          <table:table-cell office:value-type="float" office:value="161.725"/>
          <table:table-cell office:value-type="float" office:value="158.986"/>
          <table:table-cell office:value-type="float" office:value="156.89"/>
          <table:table-cell office:value-type="float" office:value="1.0"/>
          <table:table-cell office:value-type="float" office:value="0.0"/>
          <table:table-cell office:value-type="float" office:value="849.0"/>
          <table:table-cell office:value-type="float" office:value="345364.0"/>
          <table:table-cell office:value-type="float" office:value="5393533.0"/>
          <table:table-cell office:value-type="float" office:value="306340.0"/>
          <table:table-cell office:value-type="float" office:value="1207500.0"/>
          <table:table-cell office:value-type="float" office:value="242192.0"/>
          <table:table-cell office:value-type="float" office:value="0.0"/>
          <table:table-cell office:value-type="float" office:value="0.0"/>
          <table:table-cell office:value-type="float" office:value="28.1596"/>
          <table:table-cell office:value-type="float" office:value="22.836"/>
          <table:table-cell office:value-type="float" office:value="20.43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44281.0"/>
          <table:table-cell office:value-type="float" office:value="650515.0"/>
          <table:table-cell office:value-type="float" office:value="307668.0"/>
          <table:table-cell office:value-type="float" office:value="1212746.0"/>
          <table:table-cell office:value-type="float" office:value="235312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903.426"/>
          <table:table-cell office:value-type="float" office:value="900.383"/>
          <table:table-cell office:value-type="float" office:value="898.24"/>
          <table:table-cell office:value-type="float" office:value="0.0"/>
          <table:table-cell office:value-type="float" office:value="0.0"/>
          <table:table-cell office:value-type="float" office:value="4094.0"/>
          <table:table-cell office:value-type="float" office:value="2069080.0"/>
          <table:table-cell office:value-type="float" office:value="10887464.0"/>
          <table:table-cell office:value-type="float" office:value="306340.0"/>
          <table:table-cell office:value-type="float" office:value="1207500.0"/>
          <table:table-cell office:value-type="float" office:value="300072.0"/>
          <table:table-cell office:value-type="float" office:value="0.0"/>
          <table:table-cell office:value-type="float" office:value="0.0"/>
          <table:table-cell office:value-type="float" office:value="103.151"/>
          <table:table-cell office:value-type="float" office:value="100.17"/>
          <table:table-cell office:value-type="float" office:value="98.23"/>
          <table:table-cell office:value-type="float" office:value="1.0"/>
          <table:table-cell office:value-type="float" office:value="0.0"/>
          <table:table-cell office:value-type="float" office:value="563.0"/>
          <table:table-cell office:value-type="float" office:value="223791.0"/>
          <table:table-cell office:value-type="float" office:value="4541365.0"/>
          <table:table-cell office:value-type="float" office:value="306340.0"/>
          <table:table-cell office:value-type="float" office:value="1207500.0"/>
          <table:table-cell office:value-type="float" office:value="233148.0"/>
          <table:table-cell office:value-type="float" office:value="0.0"/>
          <table:table-cell office:value-type="float" office:value="0.0"/>
          <table:table-cell office:value-type="float" office:value="10.1576"/>
          <table:table-cell office:value-type="float" office:value="4.358"/>
          <table:table-cell office:value-type="float" office:value="2.47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7554.0"/>
          <table:table-cell office:value-type="float" office:value="91120.0"/>
          <table:table-cell office:value-type="float" office:value="307668.0"/>
          <table:table-cell office:value-type="float" office:value="1212746.0"/>
          <table:table-cell office:value-type="float" office:value="234728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61.3263"/>
          <table:table-cell office:value-type="float" office:value="58.349"/>
          <table:table-cell office:value-type="float" office:value="56.26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7048.0"/>
          <table:table-cell office:value-type="float" office:value="1858858.0"/>
          <table:table-cell office:value-type="float" office:value="306340.0"/>
          <table:table-cell office:value-type="float" office:value="1207502.0"/>
          <table:table-cell office:value-type="float" office:value="234176.0"/>
          <table:table-cell office:value-type="float" office:value="0.0"/>
          <table:table-cell office:value-type="float" office:value="0.0"/>
          <table:table-cell office:value-type="float" office:value="170.499"/>
          <table:table-cell office:value-type="float" office:value="167.787"/>
          <table:table-cell office:value-type="float" office:value="165.71"/>
          <table:table-cell office:value-type="float" office:value="1.0"/>
          <table:table-cell office:value-type="float" office:value="0.0"/>
          <table:table-cell office:value-type="float" office:value="1020.0"/>
          <table:table-cell office:value-type="float" office:value="387395.0"/>
          <table:table-cell office:value-type="float" office:value="5316915.0"/>
          <table:table-cell office:value-type="float" office:value="306340.0"/>
          <table:table-cell office:value-type="float" office:value="1207502.0"/>
          <table:table-cell office:value-type="float" office:value="238440.0"/>
          <table:table-cell office:value-type="float" office:value="0.0"/>
          <table:table-cell office:value-type="float" office:value="0.0"/>
          <table:table-cell office:value-type="float" office:value="18.0243"/>
          <table:table-cell office:value-type="float" office:value="12.546"/>
          <table:table-cell office:value-type="float" office:value="10.29"/>
          <table:table-cell office:value-type="float" office:value="1.0"/>
          <table:table-cell office:value-type="float" office:value="0.0"/>
          <table:table-cell office:value-type="float" office:value="69.0"/>
          <table:table-cell office:value-type="float" office:value="22664.0"/>
          <table:table-cell office:value-type="float" office:value="339951.0"/>
          <table:table-cell office:value-type="float" office:value="307668.0"/>
          <table:table-cell office:value-type="float" office:value="1212748.0"/>
          <table:table-cell office:value-type="float" office:value="235176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32696"/>
          <table:table-cell office:value-type="float" office:value="0.33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5859.0"/>
          <table:table-cell office:value-type="float" office:value="34362.0"/>
          <table:table-cell office:value-type="float" office:value="13370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2.42519"/>
          <table:table-cell office:value-type="float" office:value="0.476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68.0"/>
          <table:table-cell office:value-type="float" office:value="17239.0"/>
          <table:table-cell office:value-type="float" office:value="34362.0"/>
          <table:table-cell office:value-type="float" office:value="133700.0"/>
          <table:table-cell office:value-type="float" office:value="126376.0"/>
          <table:table-cell office:value-type="float" office:value="0.0"/>
          <table:table-cell office:value-type="float" office:value="0.0"/>
          <table:table-cell office:value-type="float" office:value="2.31494"/>
          <table:table-cell office:value-type="float" office:value="0.2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.0"/>
          <table:table-cell office:value-type="float" office:value="34616.0"/>
          <table:table-cell office:value-type="float" office:value="134709.0"/>
          <table:table-cell office:value-type="float" office:value="129608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46713"/>
          <table:table-cell office:value-type="float" office:value="1.332"/>
          <table:table-cell office:value-type="float" office:value="1.1"/>
          <table:table-cell office:value-type="float" office:value="1.0"/>
          <table:table-cell office:value-type="float" office:value="0.0"/>
          <table:table-cell office:value-type="float" office:value="33.0"/>
          <table:table-cell office:value-type="float" office:value="7406.0"/>
          <table:table-cell office:value-type="float" office:value="79270.0"/>
          <table:table-cell office:value-type="float" office:value="34362.0"/>
          <table:table-cell office:value-type="float" office:value="13370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2.40536"/>
          <table:table-cell office:value-type="float" office:value="0.29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43.0"/>
          <table:table-cell office:value-type="float" office:value="4877.0"/>
          <table:table-cell office:value-type="float" office:value="34362.0"/>
          <table:table-cell office:value-type="float" office:value="133700.0"/>
          <table:table-cell office:value-type="float" office:value="125712.0"/>
          <table:table-cell office:value-type="float" office:value="0.0"/>
          <table:table-cell office:value-type="float" office:value="0.0"/>
          <table:table-cell office:value-type="float" office:value="2.3277"/>
          <table:table-cell office:value-type="float" office:value="0.2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3.0"/>
          <table:table-cell office:value-type="float" office:value="34616.0"/>
          <table:table-cell office:value-type="float" office:value="134709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30864"/>
          <table:table-cell office:value-type="float" office:value="0.30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1256.0"/>
          <table:table-cell office:value-type="float" office:value="34362.0"/>
          <table:table-cell office:value-type="float" office:value="1337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2.29771"/>
          <table:table-cell office:value-type="float" office:value="0.31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689.0"/>
          <table:table-cell office:value-type="float" office:value="34362.0"/>
          <table:table-cell office:value-type="float" office:value="13370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2.4356"/>
          <table:table-cell office:value-type="float" office:value="0.2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.0"/>
          <table:table-cell office:value-type="float" office:value="34616.0"/>
          <table:table-cell office:value-type="float" office:value="134709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7919"/>
          <table:table-cell office:value-type="float" office:value="0.2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80.0"/>
          <table:table-cell office:value-type="float" office:value="34362.0"/>
          <table:table-cell office:value-type="float" office:value="133700.0"/>
          <table:table-cell office:value-type="float" office:value="126376.0"/>
          <table:table-cell office:value-type="float" office:value="0.0"/>
          <table:table-cell office:value-type="float" office:value="0.0"/>
          <table:table-cell office:value-type="float" office:value="2.22492"/>
          <table:table-cell office:value-type="float" office:value="0.2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43.0"/>
          <table:table-cell office:value-type="float" office:value="34362.0"/>
          <table:table-cell office:value-type="float" office:value="13370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2.34932"/>
          <table:table-cell office:value-type="float" office:value="0.2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34616.0"/>
          <table:table-cell office:value-type="float" office:value="134709.0"/>
          <table:table-cell office:value-type="float" office:value="128752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44232"/>
          <table:table-cell office:value-type="float" office:value="0.24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2508.0"/>
          <table:table-cell office:value-type="float" office:value="34362.0"/>
          <table:table-cell office:value-type="float" office:value="133700.0"/>
          <table:table-cell office:value-type="float" office:value="125972.0"/>
          <table:table-cell office:value-type="float" office:value="0.0"/>
          <table:table-cell office:value-type="float" office:value="0.0"/>
          <table:table-cell office:value-type="float" office:value="2.35784"/>
          <table:table-cell office:value-type="float" office:value="0.38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316.0"/>
          <table:table-cell office:value-type="float" office:value="13371.0"/>
          <table:table-cell office:value-type="float" office:value="34362.0"/>
          <table:table-cell office:value-type="float" office:value="133700.0"/>
          <table:table-cell office:value-type="float" office:value="126896.0"/>
          <table:table-cell office:value-type="float" office:value="0.0"/>
          <table:table-cell office:value-type="float" office:value="0.0"/>
          <table:table-cell office:value-type="float" office:value="2.40262"/>
          <table:table-cell office:value-type="float" office:value="0.2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34616.0"/>
          <table:table-cell office:value-type="float" office:value="134709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